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4BC0000237449797061.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Commands" style:family="table">
      <style:table-properties style:width="6.9271in" fo:margin-left="0in" fo:margin-right="-0.0021in" table:align="margins"/>
    </style:style>
    <style:style style:name="Commands.A" style:family="table-column">
      <style:table-column-properties style:column-width="0.9063in" style:rel-column-width="8573*"/>
    </style:style>
    <style:style style:name="Commands.B" style:family="table-column">
      <style:table-column-properties style:column-width="0.9479in" style:rel-column-width="8967*"/>
    </style:style>
    <style:style style:name="Commands.C" style:family="table-column">
      <style:table-column-properties style:column-width="2.2083in" style:rel-column-width="20892*"/>
    </style:style>
    <style:style style:name="Commands.D" style:family="table-column">
      <style:table-column-properties style:column-width="2.1146in" style:rel-column-width="20005*"/>
    </style:style>
    <style:style style:name="Commands.E" style:family="table-column">
      <style:table-column-properties style:column-width="0.75in" style:rel-column-width="7098*"/>
    </style:style>
    <style:style style:name="Commands.A1" style:family="table-cell">
      <style:table-cell-properties fo:padding="0.0382in" fo:border-left="0.0007in solid #000000" fo:border-right="none" fo:border-top="0.0007in solid #000000" fo:border-bottom="0.0007in solid #000000"/>
    </style:style>
    <style:style style:name="Commands.E1" style:family="table-cell">
      <style:table-cell-properties fo:padding="0.0382in" fo:border="0.0007in solid #000000"/>
    </style:style>
    <style:style style:name="Commands.A2" style:family="table-cell">
      <style:table-cell-properties fo:padding="0.0382in" fo:border-left="0.0007in solid #000000" fo:border-right="none" fo:border-top="none" fo:border-bottom="0.0007in solid #000000"/>
    </style:style>
    <style:style style:name="Commands.E2" style:family="table-cell">
      <style:table-cell-properties fo:padding="0.0382in" fo:border-left="0.0007in solid #000000" fo:border-right="0.0007in solid #000000" fo:border-top="none" fo:border-bottom="0.0007in solid #000000"/>
    </style:style>
    <style:style style:name="P1" style:family="paragraph" style:parent-style-name="Heading">
      <style:paragraph-properties fo:break-before="page"/>
    </style:style>
    <style:style style:name="P2" style:family="paragraph" style:parent-style-name="Heading_20_3">
      <style:paragraph-properties fo:break-before="page"/>
    </style:style>
    <style:style style:name="P3" style:family="paragraph" style:parent-style-name="Table_20_Contents">
      <style:text-properties style:font-name="Courier New" fo:font-size="10pt" style:font-size-asian="10pt" style:font-size-complex="10pt"/>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style:font-name="Courier New"/>
    </style:style>
    <style:style style:name="P7" style:family="paragraph" style:parent-style-name="Text_20_body">
      <style:text-properties style:font-name="Courier New" fo:font-size="9pt" style:font-size-asian="9pt" style:font-size-complex="9pt"/>
    </style:style>
    <style:style style:name="P8" style:family="paragraph" style:parent-style-name="Text_20_body">
      <style:text-properties style:font-name="Courier New" fo:font-size="10pt" style:font-size-asian="10pt" style:font-size-complex="10pt"/>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text-properties style:font-name="Courier New" fo:font-size="9pt" style:font-size-asian="9pt" style:font-size-complex="9pt"/>
    </style:style>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text-properties fo:font-style="italic" style:font-style-asian="italic" style:font-style-complex="italic"/>
    </style:style>
    <style:style style:name="T1" style:family="text">
      <style:text-properties fo:language="en" fo:country="US"/>
    </style:style>
    <style:style style:name="T2" style:family="text">
      <style:text-properties style:font-name="Courier New" fo:font-size="10pt" style:font-size-asian="10pt" style:font-size-complex="10pt"/>
    </style:style>
    <style:style style:name="T3" style:family="text">
      <style:text-properties style:font-name="Courier New" fo:font-size="9pt" style:font-size-asian="9pt" style:font-size-complex="9pt"/>
    </style:style>
    <style:style style:name="T4" style:family="text">
      <style:text-properties fo:font-weight="bold" style:font-weight-asian="bold" style:font-weight-complex="bold"/>
    </style:style>
    <style:style style:name="T5" style:family="text">
      <style:text-properties fo:font-size="10pt" style:font-size-asian="10pt" style:font-size-complex="10pt"/>
    </style:style>
    <style:style style:name="T6" style:family="text">
      <style:text-properties style:font-name="Times New Roman"/>
    </style:style>
    <style:style style:name="T7" style:family="text">
      <style:text-properties fo:font-weight="normal" style:font-weight-asian="normal" style:font-weight-complex="normal"/>
    </style:style>
    <style:style style:name="T8" style:family="text">
      <style:text-properties style:text-underline-style="none" fo:font-weight="bold" style:font-weight-asian="bold" style:font-weight-complex="bold"/>
    </style:style>
    <style:style style:name="T9" style:family="text">
      <style:text-properties style:text-underline-style="none"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8189in" text:min-label-width="0.25in"/>
        <style:text-properties style:font-name="StarSymbol"/>
      </text:list-level-style-bullet>
      <text:list-level-style-bullet text:level="3" text:style-name="Bullet_20_Symbols" style:num-suffix="." text:bullet-char="–">
        <style:list-level-properties text:space-before="1.4972in" text:min-label-width="0.25in"/>
        <style:text-properties style:font-name="StarSymbol"/>
      </text:list-level-style-bullet>
      <text:list-level-style-bullet text:level="4" text:style-name="Bullet_20_Symbols" style:num-suffix="." text:bullet-char="–">
        <style:list-level-properties text:space-before="2.1756in" text:min-label-width="0.25in"/>
        <style:text-properties style:font-name="StarSymbol"/>
      </text:list-level-style-bullet>
      <text:list-level-style-bullet text:level="5" text:style-name="Bullet_20_Symbols" style:num-suffix="." text:bullet-char="–">
        <style:list-level-properties text:space-before="2.8543in" text:min-label-width="0.25in"/>
        <style:text-properties style:font-name="StarSymbol"/>
      </text:list-level-style-bullet>
      <text:list-level-style-bullet text:level="6" text:style-name="Bullet_20_Symbols" style:num-suffix="." text:bullet-char="–">
        <style:list-level-properties text:space-before="3.5327in" text:min-label-width="0.25in"/>
        <style:text-properties style:font-name="StarSymbol"/>
      </text:list-level-style-bullet>
      <text:list-level-style-bullet text:level="7" text:style-name="Bullet_20_Symbols" style:num-suffix="." text:bullet-char="–">
        <style:list-level-properties text:space-before="4.211in" text:min-label-width="0.25in"/>
        <style:text-properties style:font-name="StarSymbol"/>
      </text:list-level-style-bullet>
      <text:list-level-style-bullet text:level="8" text:style-name="Bullet_20_Symbols" style:num-suffix="." text:bullet-char="–">
        <style:list-level-properties text:space-before="4.8898in" text:min-label-width="0.25in"/>
        <style:text-properties style:font-name="StarSymbol"/>
      </text:list-level-style-bullet>
      <text:list-level-style-bullet text:level="9" text:style-name="Bullet_20_Symbols" style:num-suffix="." text:bullet-char="–">
        <style:list-level-properties text:space-before="5.5681in" text:min-label-width="0.25in"/>
        <style:text-properties style:font-name="StarSymbol"/>
      </text:list-level-style-bullet>
      <text:list-level-style-bullet text:level="10" text:style-name="Bullet_20_Symbols" style:num-suffix="." text:bullet-char="–">
        <style:list-level-properties text:space-before="6.246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1.0689in" text:min-label-width="0.25in"/>
        <style:text-properties style:font-name="StarSymbol"/>
      </text:list-level-style-bullet>
      <text:list-level-style-bullet text:level="3" text:style-name="Bullet_20_Symbols" style:num-suffix="." text:bullet-char="–">
        <style:list-level-properties text:space-before="1.7472in" text:min-label-width="0.25in"/>
        <style:text-properties style:font-name="StarSymbol"/>
      </text:list-level-style-bullet>
      <text:list-level-style-bullet text:level="4" text:style-name="Bullet_20_Symbols" style:num-suffix="." text:bullet-char="–">
        <style:list-level-properties text:space-before="2.4256in" text:min-label-width="0.25in"/>
        <style:text-properties style:font-name="StarSymbol"/>
      </text:list-level-style-bullet>
      <text:list-level-style-bullet text:level="5" text:style-name="Bullet_20_Symbols" style:num-suffix="." text:bullet-char="–">
        <style:list-level-properties text:space-before="3.1043in" text:min-label-width="0.25in"/>
        <style:text-properties style:font-name="StarSymbol"/>
      </text:list-level-style-bullet>
      <text:list-level-style-bullet text:level="6" text:style-name="Bullet_20_Symbols" style:num-suffix="." text:bullet-char="–">
        <style:list-level-properties text:space-before="3.7827in" text:min-label-width="0.25in"/>
        <style:text-properties style:font-name="StarSymbol"/>
      </text:list-level-style-bullet>
      <text:list-level-style-bullet text:level="7" text:style-name="Bullet_20_Symbols" style:num-suffix="." text:bullet-char="–">
        <style:list-level-properties text:space-before="4.461in" text:min-label-width="0.25in"/>
        <style:text-properties style:font-name="StarSymbol"/>
      </text:list-level-style-bullet>
      <text:list-level-style-bullet text:level="8" text:style-name="Bullet_20_Symbols" style:num-suffix="." text:bullet-char="–">
        <style:list-level-properties text:space-before="5.1398in" text:min-label-width="0.25in"/>
        <style:text-properties style:font-name="StarSymbol"/>
      </text:list-level-style-bullet>
      <text:list-level-style-bullet text:level="9" text:style-name="Bullet_20_Symbols" style:num-suffix="." text:bullet-char="–">
        <style:list-level-properties text:space-before="5.8181in" text:min-label-width="0.25in"/>
        <style:text-properties style:font-name="StarSymbol"/>
      </text:list-level-style-bullet>
      <text:list-level-style-bullet text:level="10" text:style-name="Bullet_20_Symbols" style:num-suffix="." text:bullet-char="–">
        <style:list-level-properties text:space-before="6.4965in" text:min-label-width="0.25in"/>
        <style:text-properties style:font-name="StarSymbol"/>
      </text:list-level-style-bullet>
    </text:list-style>
    <text:list-style style:name="L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0">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sign</text:h>
      <text:h text:style-name="Heading_20_2" text:outline-level="2">Server</text:h>
      <text:p text:style-name="Text_20_body">This section describes the design of the various WOW servers. Several servers have been created and are detailed below.</text:p>
      <text:p text:style-name="Text_20_body">The WOW server must store data, deliver data to a client, and synchronize data between many different servers. <text:s/>The server uses a XML-formatted file to track any number of fields pertaining to an employee. <text:s/>This same XML document must hold a list of departments. <text:s/>This list is used for the sake of data integrity: <text:s/>a record must not belong to a department that doesn't exist.</text:p>
      <text:p text:style-name="Text_20_body">The primary WOW server is responsible for client version tracking, delivering department lists on requests, and sending out the XML database file to all other servers. <text:s/>It is also the only server that should be able to add, modify, or delete records and departments.</text:p>
      <text:h text:style-name="Heading_20_3" text:outline-level="3">Procedure Overview</text:h>
      <text:p text:style-name="Text_20_body">Initialization:</text:p>
      <text:list text:style-name="L1">
        <text:list-item>
          <text:p text:style-name="P9">Interpret command-line arguments</text:p>
          <text:list>
            <text:list-item>
              <text:p text:style-name="P9">“-main” switch makes that server the primary one.</text:p>
            </text:list-item>
            <text:list-item>
              <text:p text:style-name="P9">A port number can be inserted.</text:p>
            </text:list-item>
          </text:list>
        </text:list-item>
      </text:list>
      <text:list text:style-name="L2">
        <text:list-item>
          <text:p text:style-name="P10">Load XML data</text:p>
        </text:list-item>
      </text:list>
      <text:list text:style-name="L1">
        <text:list-item text:start-value="1">
          <text:p text:style-name="P9">Bind socket to given port</text:p>
        </text:list-item>
        <text:list-item>
          <text:p text:style-name="P9">Listen on server socket for incoming connections forever</text:p>
        </text:list-item>
      </text:list>
      <text:p text:style-name="Text_20_body">Client-handling:</text:p>
      <text:list text:style-name="L3">
        <text:list-item>
          <text:p text:style-name="P11">A connection is received: spawn thread.</text:p>
        </text:list-item>
      </text:list>
      <text:list text:style-name="L4">
        <text:list-item>
          <text:p text:style-name="P12">Parse command from incoming packet</text:p>
        </text:list-item>
        <text:list-item>
          <text:p text:style-name="P12">If data is modified, write XML to disk.</text:p>
        </text:list-item>
      </text:list>
      <text:list text:style-name="L5">
        <text:list-item>
          <text:p text:style-name="P13">Send reply based on command.</text:p>
        </text:list-item>
        <text:list-item>
          <text:p text:style-name="P13">Close socket and thread.</text:p>
        </text:list-item>
      </text:list>
      <text:p text:style-name="Text_20_body">If primary server:</text:p>
      <text:list text:style-name="L6">
        <text:list-item>
          <text:p text:style-name="P14">Spawn new thread</text:p>
        </text:list-item>
      </text:list>
      <text:list text:style-name="L7">
        <text:list-item>
          <text:p text:style-name="P15">Every five minutes send an updated copy of the XML database file to every other server</text:p>
        </text:list-item>
      </text:list>
      <text:list text:style-name="L8">
        <text:list-item>
          <text:p text:style-name="P16">Obtain other servers from “wow.conf”</text:p>
        </text:list-item>
        <text:list-item>
          <text:p text:style-name="P16">Always log result</text:p>
        </text:list-item>
      </text:list>
      <text:h text:style-name="P2" text:outline-level="3">Detailed Procedure</text:h>
      <text:p text:style-name="Text_20_body">When a server is started, the first thing it must do is interpret command-line arguments. <text:s/>It should look for a port number (no flags necessary) and a “-main” switch. <text:s/>An example run:</text:p>
      <text:p text:style-name="P7">WOWServer.exe -main 5280</text:p>
      <text:p text:style-name="Text_20_body">It works regardless of order. <text:s/>If no flags are set, it defaults to non-main and listens on port 5280.</text:p>
      <text:p text:style-name="Text_20_body">Spawn a thread to handle syncing:</text:p>
      <text:p text:style-name="Text_20_body"/>
      <text:p text:style-name="Text_20_body"><draw:frame draw:style-name="fr1" draw:name="graphics2" text:anchor-type="paragraph" svg:width="6.9252in" svg:height="3.5701in" draw:z-index="0"><draw:image xlink:href="Pictures/20000007000044BC0000237449797061.svm" xlink:type="simple" xlink:show="embed" xlink:actuate="onLoad"/>
    </draw:frame></text:p>
      <text:p text:style-name="Text_20_body">The wow.conf file holds the list of available WOW servers. <text:s/>This is normally only used by the client to know where to find data, but it can be used by the server to read a list of servers to send profiles.xml to. <text:s/>Read the list by this format:</text:p>
      <text:p text:style-name="P7">server-host-name:port\n</text:p>
      <text:p text:style-name="P7">server-host-name:port\n</text:p>
      <text:p text:style-name="P7">etc...</text:p>
      <text:p text:style-name="Text_20_body">Use 24-hour time for writing log entries. <text:s/>The file will be saved as <text:span text:style-name="T3">(YYYY-MM-DD) log.txt</text:span>. <text:s/>Print log entries that look like this:</text:p>
      <text:p text:style-name="P7">(2008-01-24 12:01:05) An unknown command was sent from 127.0.0.1:5280: “HI THERE”</text:p>
      <text:p text:style-name="Text_20_body">Always print a new line after each entry.</text:p>
      <text:p text:style-name="Text_20_body">Now the XML data should be loaded. <text:s/>By default the database file is named “profiles.xml.” <text:s/>It can get confusing at this point depending on the XML parser used. <text:s/>If your language has no libraries to support this you may have to write one yourself.</text:p>
      <text:p text:style-name="Text_20_body">Here is the profiles.xml tree:</text:p>
      <text:list text:style-name="L9">
        <text:list-item>
          <text:p text:style-name="P18">data-group</text:p>
          <text:list>
            <text:list-item>
              <text:p text:style-name="P18"><text:soft-page-break/>departments</text:p>
              <text:list>
                <text:list-item>
                  <text:p text:style-name="P18">entry</text:p>
                  <text:list>
                    <text:list-item>
                      <text:p text:style-name="P18">name</text:p>
                    </text:list-item>
                    <text:list-item>
                      <text:p text:style-name="P18">/name</text:p>
                    </text:list-item>
                  </text:list>
                </text:list-item>
              </text:list>
            </text:list-item>
          </text:list>
        </text:list-item>
      </text:list>
      <text:list text:style-name="L10">
        <text:list-item>
          <text:p text:style-name="P19">/entry</text:p>
        </text:list-item>
        <text:list-item>
          <text:p text:style-name="P19">etc..</text:p>
        </text:list-item>
      </text:list>
      <text:list text:style-name="L11">
        <text:list-item>
          <text:p text:style-name="P20">/departments</text:p>
        </text:list-item>
      </text:list>
      <text:list text:style-name="L12">
        <text:list-item>
          <text:p text:style-name="P21">people</text:p>
          <text:list>
            <text:list-item>
              <text:p text:style-name="P21">record</text:p>
              <text:list>
                <text:list-item>
                  <text:p text:style-name="P21">id</text:p>
                </text:list-item>
                <text:list-item>
                  <text:p text:style-name="P21">/id</text:p>
                </text:list-item>
                <text:list-item>
                  <text:p text:style-name="P21">field name=”field name”</text:p>
                </text:list-item>
                <text:list-item>
                  <text:p text:style-name="P21">/field</text:p>
                </text:list-item>
                <text:list-item>
                  <text:p text:style-name="P21">etc..</text:p>
                </text:list-item>
              </text:list>
            </text:list-item>
          </text:list>
        </text:list-item>
      </text:list>
      <text:list text:style-name="L13">
        <text:list-item>
          <text:p text:style-name="P22">/record</text:p>
        </text:list-item>
      </text:list>
      <text:list text:style-name="L14">
        <text:list-item>
          <text:p text:style-name="P23">/people</text:p>
        </text:list-item>
        <text:list-item>
          <text:p text:style-name="P23">etc...</text:p>
        </text:list-item>
      </text:list>
      <text:list text:style-name="L15">
        <text:list-item>
          <text:p text:style-name="P24">/data-group</text:p>
        </text:list-item>
      </text:list>
      <text:p text:style-name="Text_20_body">It's important to note that if people contains no records or departments contains no entries, the parser might throw an exception. <text:s/>Either use mock data until you obtain the actual profiles.xml file, or make sure the parser behaves properly if it can't find certain children.</text:p>
      <text:p text:style-name="Text_20_body">The &lt;field&gt; tag contains an attribute called “name” that holds the name of that field. <text:s/>The name of the fields should only come from the list below:</text:p>
      <text:p text:style-name="Text_20_body"><text:line-break/><text:span text:style-name="T4">First Name<text:line-break/>Last Name<text:line-break/>Phone Number<text:line-break/>Email<text:line-break/>Campus<text:line-break/>Role<text:line-break/>Department<text:line-break/>Fax<text:line-break/>Office</text:span></text:p>
      <text:p text:style-name="Text_20_body">Every department and record should be stored in an XML object, so that loading an XML file and writing that XML to a file should not change anything. <text:s/>Your parser should allow you to view a node tree of elements, so give every Record object and Department object it's own XML element. <text:s/>This is useful for finding a specific element in an XML object for modification or deletion. <text:s/>Keep in mind that when you add a new record or department, you must obtain the root element of the XML object, create an element for your new addition, and append that element onto the XML tree or else it won't be recorded.</text:p>
      <text:p text:style-name="Text_20_body"><text:soft-page-break/>Initialize the server socket and bind it to port 5280 by default. <text:s/>In an infinite loop, allow the server socket to accept connections.</text:p>
      <text:p text:style-name="Text_20_body">For each connection it receives, it should spawn a thread or some kind of separate job to handle it. <text:s/>The client should send some data and the server will interpret that data and respond accordingly. <text:s/>Most data involves records in the database. <text:s/>Note that query data is sent like this (delimited by | symbols):</text:p>
      <text:p text:style-name="P7">First name|Last name|Phone number|E-mail|Campus|Employee role|Department|Fax number|Office\n</text:p>
      <text:p text:style-name="Text_20_body">Not all fields will be filled out. <text:s/>For example, a typical query looks like:</text:p>
      <text:p text:style-name="P8">QRY: |Sibley|||||||\n</text:p>
      <text:p text:style-name="Text_20_body">Notice the newline character at the end. <text:s/>The Java client and current implementations of the server call their socket reader's readLine() <text:s/>function – this is because every single transaction sent will end with the characters <text:span text:style-name="T2">\r\n</text:span> or just <text:span text:style-name="T2">\n</text:span>. <text:s/>The socket should read incoming data until it receives NULL (or an empty string):</text:p>
      <text:p text:style-name="P6"><text:span text:style-name="T5">data = '';<text:line-break/>loop infinitely:<text:line-break/><text:tab/>line = clientSocket.readLine()<text:line-break/><text:tab/>if line == NULL: <text:line-break/><text:tab/><text:tab/>break;<text:line-break/><text:tab/>data += line;</text:span><text:line-break/><text:span text:style-name="T6">Alternatively you can call the socket's recv() function (or whatever it's called, depending on the language) and trim off the new line character later.</text:span></text:p>
      <text:p text:style-name="Text_20_body">Back to queries: <text:s/>when searching the local database for a person, do not consider empty fields. <text:s/>Prepare your logic to ignore any empty fields and to only search by the given data. <text:s/>This means that if the server receives the query: <text:span text:style-name="T2">||||||||\n</text:span>, then it will return a list of everyone in the database.</text:p>
      <text:p text:style-name="Text_20_body">For a detailed list of what the client can send, scroll down to the <text:span text:style-name="T4">List of commands</text:span> section.</text:p>
      <text:p text:style-name="Text_20_body">It may be significant to include try..catch blocks in the server, depending on the language. <text:s/>Java, for example, can throw an InterruptedException in threads (particularly with Thread.sleep()), and socket errors throw a SocketException.</text:p>
      <text:p text:style-name="P1">List of commands.</text:p>
      <table:table table:name="Commands" table:style-name="Commands">
        <table:table-column table:style-name="Commands.A"/>
        <table:table-column table:style-name="Commands.B"/>
        <table:table-column table:style-name="Commands.C"/>
        <table:table-column table:style-name="Commands.D"/>
        <table:table-column table:style-name="Commands.E"/>
        <table:table-row>
          <table:table-cell table:style-name="Commands.A1" office:value-type="string">
            <text:p text:style-name="Table_20_Contents">Command</text:p>
          </table:table-cell>
          <table:table-cell table:style-name="Commands.A1" office:value-type="string">
            <text:p text:style-name="Table_20_Contents">Name</text:p>
          </table:table-cell>
          <table:table-cell table:style-name="Commands.A1" office:value-type="string">
            <text:p text:style-name="Table_20_Contents">Description</text:p>
          </table:table-cell>
          <table:table-cell table:style-name="Commands.A1" office:value-type="string">
            <text:p text:style-name="Table_20_Contents">Example Syntax</text:p>
          </table:table-cell>
          <table:table-cell table:style-name="Commands.E1" office:value-type="string">
            <text:p text:style-name="Table_20_Contents">Handled by</text:p>
          </table:table-cell>
        </table:table-row>
        <table:table-row>
          <table:table-cell table:style-name="Commands.A2" office:value-type="string">
            <text:p text:style-name="Table_20_Contents">QRY</text:p>
          </table:table-cell>
          <table:table-cell table:style-name="Commands.A2" office:value-type="string">
            <text:p text:style-name="Table_20_Contents">Query</text:p>
          </table:table-cell>
          <table:table-cell table:style-name="Commands.A2" office:value-type="string">
            <text:p text:style-name="Table_20_Contents">The query command is sent when a user wants to retrieve data about a person.</text:p>
          </table:table-cell>
          <table:table-cell table:style-name="Commands.A2" office:value-type="string">
            <text:p text:style-name="P3">QRY: Andrew|Sibley|||||||</text:p>
          </table:table-cell>
          <table:table-cell table:style-name="Commands.E2" office:value-type="string">
            <text:p text:style-name="Table_20_Contents">All</text:p>
          </table:table-cell>
        </table:table-row>
        <table:table-row>
          <table:table-cell table:style-name="Commands.A2" office:value-type="string">
            <text:p text:style-name="Table_20_Contents">ADD</text:p>
          </table:table-cell>
          <table:table-cell table:style-name="Commands.A2" office:value-type="string">
            <text:p text:style-name="Table_20_Contents">Add record</text:p>
          </table:table-cell>
          <table:table-cell table:style-name="Commands.A2" office:value-type="string">
            <text:p text:style-name="Table_20_Contents">Add a record to the database.</text:p>
          </table:table-cell>
          <table:table-cell table:style-name="Commands.A2" office:value-type="string">
            <text:p text:style-name="P3">ADD: Andrew|Sibley|(802)527-0679|andysib@gmail.com|</text:p>
          </table:table-cell>
          <table:table-cell table:style-name="Commands.E2" office:value-type="string">
            <text:p text:style-name="Table_20_Contents">Main</text:p>
          </table:table-cell>
        </table:table-row>
        <table:table-row>
          <table:table-cell table:style-name="Commands.A2" office:value-type="string">
            <text:p text:style-name="Table_20_Contents">DEL</text:p>
          </table:table-cell>
          <table:table-cell table:style-name="Commands.A2" office:value-type="string">
            <text:p text:style-name="Table_20_Contents">Delete record</text:p>
          </table:table-cell>
          <table:table-cell table:style-name="Commands.A2" office:value-type="string">
            <text:p text:style-name="Table_20_Contents">Delete a record from the database.</text:p>
          </table:table-cell>
          <table:table-cell table:style-name="Commands.A2" office:value-type="string">
            <text:p text:style-name="P3">DEL: Andrew|Sibley|(802)527-0679|andysib@gmail.com||||</text:p>
            <text:p text:style-name="P3"/>
          </table:table-cell>
          <table:table-cell table:style-name="Commands.E2" office:value-type="string">
            <text:p text:style-name="Table_20_Contents">Main</text:p>
          </table:table-cell>
        </table:table-row>
        <table:table-row>
          <table:table-cell table:style-name="Commands.A2" office:value-type="string">
            <text:p text:style-name="Table_20_Contents">UPD</text:p>
          </table:table-cell>
          <table:table-cell table:style-name="Commands.A2" office:value-type="string">
            <text:p text:style-name="Table_20_Contents">Update record</text:p>
          </table:table-cell>
          <table:table-cell table:style-name="Commands.A2" office:value-type="string">
            <text:p text:style-name="Table_20_Contents">Update an existing record. <text:s/>The ID must be sent in front of the record (see: AQRY).</text:p>
          </table:table-cell>
          <table:table-cell table:style-name="Commands.A2" office:value-type="string">
            <text:p text:style-name="P3">UPD: 426|Andrew|Sibley|(802)527-1023|andysib@vtc.vsc.edu|||Williston Work-Study Students||</text:p>
          </table:table-cell>
          <table:table-cell table:style-name="Commands.E2" office:value-type="string">
            <text:p text:style-name="Table_20_Contents">Main</text:p>
          </table:table-cell>
        </table:table-row>
        <table:table-row>
          <table:table-cell table:style-name="Commands.A2" office:value-type="string">
            <text:p text:style-name="Table_20_Contents">AQRY</text:p>
          </table:table-cell>
          <table:table-cell table:style-name="Commands.A2" office:value-type="string">
            <text:p text:style-name="Table_20_Contents">Admin query</text:p>
          </table:table-cell>
          <table:table-cell table:style-name="Commands.A2" office:value-type="string">
            <text:p text:style-name="Table_20_Contents">Like a regular query, but sends back the ID with the record.</text:p>
          </table:table-cell>
          <table:table-cell table:style-name="Commands.A2" office:value-type="string">
            <text:p text:style-name="P3">AQRY: Andrew|Sibley|||||||</text:p>
          </table:table-cell>
          <table:table-cell table:style-name="Commands.E2" office:value-type="string">
            <text:p text:style-name="Table_20_Contents">All</text:p>
          </table:table-cell>
        </table:table-row>
        <table:table-row>
          <table:table-cell table:style-name="Commands.A2" office:value-type="string">
            <text:p text:style-name="Table_20_Contents">VER</text:p>
          </table:table-cell>
          <table:table-cell table:style-name="Commands.A2" office:value-type="string">
            <text:p text:style-name="Table_20_Contents">Get version</text:p>
          </table:table-cell>
          <table:table-cell table:style-name="Commands.A2" office:value-type="string">
            <text:p text:style-name="Table_20_Contents">Send back the version of the WOW client.</text:p>
          </table:table-cell>
          <table:table-cell table:style-name="Commands.A2" office:value-type="string">
            <text:p text:style-name="P3">VER</text:p>
          </table:table-cell>
          <table:table-cell table:style-name="Commands.E2" office:value-type="string">
            <text:p text:style-name="Table_20_Contents">All</text:p>
          </table:table-cell>
        </table:table-row>
        <table:table-row>
          <table:table-cell table:style-name="Commands.A2" office:value-type="string">
            <text:p text:style-name="Table_20_Contents">SETVER</text:p>
          </table:table-cell>
          <table:table-cell table:style-name="Commands.A2" office:value-type="string">
            <text:p text:style-name="Table_20_Contents">Set version</text:p>
          </table:table-cell>
          <table:table-cell table:style-name="Commands.A2" office:value-type="string">
            <text:p text:style-name="Table_20_Contents">Set the current version of the WOW client.</text:p>
          </table:table-cell>
          <table:table-cell table:style-name="Commands.A2" office:value-type="string">
            <text:p text:style-name="P3">SETVER: 1.01</text:p>
          </table:table-cell>
          <table:table-cell table:style-name="Commands.E2" office:value-type="string">
            <text:p text:style-name="Table_20_Contents">Main</text:p>
          </table:table-cell>
        </table:table-row>
        <table:table-row>
          <table:table-cell table:style-name="Commands.A2" office:value-type="string">
            <text:p text:style-name="Table_20_Contents">DEPTADD</text:p>
          </table:table-cell>
          <table:table-cell table:style-name="Commands.A2" office:value-type="string">
            <text:p text:style-name="Table_20_Contents">Add department</text:p>
          </table:table-cell>
          <table:table-cell table:style-name="Commands.A2" office:value-type="string">
            <text:p text:style-name="Table_20_Contents">Add a new department to the database.</text:p>
          </table:table-cell>
          <table:table-cell table:style-name="Commands.A2" office:value-type="string">
            <text:p text:style-name="P3">DEPTADD: Williston Champions</text:p>
          </table:table-cell>
          <table:table-cell table:style-name="Commands.E2" office:value-type="string">
            <text:p text:style-name="Table_20_Contents">Main</text:p>
          </table:table-cell>
        </table:table-row>
        <table:table-row>
          <table:table-cell table:style-name="Commands.A2" office:value-type="string">
            <text:p text:style-name="Table_20_Contents">DEPTDEL</text:p>
          </table:table-cell>
          <table:table-cell table:style-name="Commands.A2" office:value-type="string">
            <text:p text:style-name="Table_20_Contents">Delete department</text:p>
          </table:table-cell>
          <table:table-cell table:style-name="Commands.A2" office:value-type="string">
            <text:p text:style-name="Table_20_Contents">Delete a department from the database.</text:p>
          </table:table-cell>
          <table:table-cell table:style-name="Commands.A2" office:value-type="string">
            <text:p text:style-name="P3">DEPTDEL: Williston Champions</text:p>
          </table:table-cell>
          <table:table-cell table:style-name="Commands.E2" office:value-type="string">
            <text:p text:style-name="Table_20_Contents">Main</text:p>
          </table:table-cell>
        </table:table-row>
        <table:table-row>
          <table:table-cell table:style-name="Commands.A2" office:value-type="string">
            <text:p text:style-name="Table_20_Contents">DEPTUPD</text:p>
          </table:table-cell>
          <table:table-cell table:style-name="Commands.A2" office:value-type="string">
            <text:p text:style-name="Table_20_Contents">Update department</text:p>
          </table:table-cell>
          <table:table-cell table:style-name="Commands.A2" office:value-type="string">
            <text:p text:style-name="Table_20_Contents">Change an old department's name to a new one.</text:p>
          </table:table-cell>
          <table:table-cell table:style-name="Commands.A2" office:value-type="string">
            <text:p text:style-name="P3">DEPTUPD: Williston Champions|Williston Heroes</text:p>
          </table:table-cell>
          <table:table-cell table:style-name="Commands.E2" office:value-type="string">
            <text:p text:style-name="Table_20_Contents">Main</text:p>
          </table:table-cell>
        </table:table-row>
        <table:table-row>
          <table:table-cell table:style-name="Commands.A2" office:value-type="string">
            <text:p text:style-name="Table_20_Contents">DEPTLIST</text:p>
          </table:table-cell>
          <table:table-cell table:style-name="Commands.A2" office:value-type="string">
            <text:p text:style-name="Table_20_Contents">Get department list</text:p>
          </table:table-cell>
          <table:table-cell table:style-name="Commands.A2" office:value-type="string">
            <text:p text:style-name="Table_20_Contents">Returns a list of every department in the database.</text:p>
          </table:table-cell>
          <table:table-cell table:style-name="Commands.A2" office:value-type="string">
            <text:p text:style-name="P3">DEPTLIST</text:p>
          </table:table-cell>
          <table:table-cell table:style-name="Commands.E2" office:value-type="string">
            <text:p text:style-name="Table_20_Contents">All</text:p>
          </table:table-cell>
        </table:table-row>
        <table:table-row>
          <table:table-cell table:style-name="Commands.A2" office:value-type="string">
            <text:p text:style-name="Table_20_Contents">[A|U|D]HIT</text:p>
          </table:table-cell>
          <table:table-cell table:style-name="Commands.A2" office:value-type="string">
            <text:p text:style-name="Table_20_Contents">Get hits</text:p>
          </table:table-cell>
          <table:table-cell table:style-name="Commands.A2" office:value-type="string">
            <text:p text:style-name="Table_20_Contents">Returns the number of hits for <text:span text:style-name="T4">a</text:span><text:span text:style-name="T7">dding, </text:span><text:span text:style-name="T4">d</text:span><text:span text:style-name="T7">eleting, </text:span><text:span text:style-name="T8">u</text:span><text:span text:style-name="T9">pdating, or querying records.</text:span></text:p>
          </table:table-cell>
          <table:table-cell table:style-name="Commands.A2" office:value-type="string">
            <text:p text:style-name="P3">AHIT or DHIT or UHIT or HIT</text:p>
          </table:table-cell>
          <table:table-cell table:style-name="Commands.E2" office:value-type="string">
            <text:p text:style-name="Table_20_Contents">All</text:p>
          </table:table-cell>
        </table:table-row>
        <table:table-row>
          <table:table-cell table:style-name="Commands.A2" office:value-type="string">
            <text:p text:style-name="Table_20_Contents">GETFILE</text:p>
          </table:table-cell>
          <table:table-cell table:style-name="Commands.A2" office:value-type="string">
            <text:p text:style-name="Table_20_Contents">Prepare to receive a file</text:p>
          </table:table-cell>
          <table:table-cell table:style-name="Commands.A2" office:value-type="string">
            <text:p text:style-name="Table_20_Contents">This is sent from the main server to every other server. <text:s/>Once sent, it sends the file itself line-by-line.</text:p>
          </table:table-cell>
          <table:table-cell table:style-name="Commands.A2" office:value-type="string">
            <text:p text:style-name="P3">GETFILE\n</text:p>
            <text:p text:style-name="P3">&lt;?xml version=”1.0”?&gt;\n</text:p>
            <text:p text:style-name="P3">...</text:p>
          </table:table-cell>
          <table:table-cell table:style-name="Commands.E2" office:value-type="string">
            <text:p text:style-name="Table_20_Contents">All</text:p>
          </table:table-cell>
        </table:table-row>
        <table:table-row>
          <table:table-cell table:style-name="Commands.A2" office:value-type="string">
            <text:p text:style-name="Table_20_Contents">MAIL</text:p>
          </table:table-cell>
          <table:table-cell table:style-name="Commands.A2" office:value-type="string">
            <text:p text:style-name="Table_20_Contents">Forward feedback</text:p>
          </table:table-cell>
          <table:table-cell table:style-name="Commands.A2" office:value-type="string">
            <text:p text:style-name="Table_20_Contents">Send a mail message to <text:a xlink:type="simple" xlink:href="mailto:vtcit2@vtc.vsc.edu">vtcit2@vtc.vsc.edu</text:a>.</text:p>
          </table:table-cell>
          <table:table-cell table:style-name="Commands.A2" office:value-type="string">
            <text:p text:style-name="P3">MAIL FromName|FromEmail|MessageType|Message\n</text:p>
          </table:table-cell>
          <table:table-cell table:style-name="Commands.E2" office:value-type="string">
            <text:p text:style-name="Table_20_Contents">All</text:p>
          </table:table-cell>
        </table:table-row>
      </table:table>
      <text:p text:style-name="P5"/>
      <text:h text:style-name="Heading_20_3" text:outline-level="3"><text:soft-page-break/>Java</text:h>
      <text:p text:style-name="Text_20_body">Blah, blah, blah...</text:p>
      <text:h text:style-name="Heading_20_3" text:outline-level="3">Stackless Python</text:h>
      <text:h text:style-name="Heading_20_4" text:outline-level="4">What is Stackless Python?</text:h>
      <text:p text:style-name="Text_20_body">Stackless removes Python's reliance on the C stack and switches over to a system of continuations, where one stack is swapped out for another depending on the job that's running. <text:s/>Jobs are defined as callables (i.e. functions) and are placed in tasklets, or lightweight threads. <text:s/>Unlike traditional threading, stackless runs in a single thread, eliminating most synchronization issues. <text:s/>A single process can have literally millions of tasklets because of how little they take up in memory. For more information on stackless python, see <text:a xlink:type="simple" xlink:href="http://www.stackless.com/">http://www.stackless.com</text:a><text:span text:style-name="T1">.</text:span></text:p>
      <text:h text:style-name="Heading_20_4" text:outline-level="4">Server Programming in Stackless.</text:h>
      <text:p text:style-name="Text_20_body">Stackless runs in a single thread, so it's not quite the same as a Java server where it can spawn a thread and continue listening in a different process. <text:s/>Stackless makes it easy to design a server that's meant to handle a lot of stress, but keep in mind: <text:s/>a query server like WOW isn't likely to receive 10 incoming connections per second, so adding too much overhead for handling dozens of users at once will be less efficient for a single user running a query.</text:p>
      <text:p text:style-name="Text_20_body">One method of dealing with this is planning ahead: <text:s/>you know that most of the time your server won't be under stress, so just have it execute a single tasklet and be done with it. <text:s/>A good way to keep track of this is to keep an array of pending tasklets. <text:s/>The built-in <text:span text:style-name="T2">len</text:span> function will tell you how many tasklets are pending, and if it rises to a certain number, then start managing incoming traffic more aggressively. <text:s/>My personal objective is to get each pending job (tasklet) finished in less than 100 milliseconds under stress, which includes sending the result back to the user. <text:s/>1/10th of a second is not that much of an inconvenience to the client. <text:s/>People play real-time games with slower response times.</text:p>
      <text:p text:style-name="P4">In this paragraph talk about stress testing. I'll write this once I've stress tested my own server.</text:p>
      <text:p text:style-name="P4">A new section can talk about the advantages of stackless python vs. other languages, as well as stackless vs. non-stackless python.</text:p>
      <text:h text:style-name="Heading_20_3" text:outline-level="3">Ada</text:h>
      <text:h text:style-name="Heading_20_4" text:outline-level="4">Introduction</text:h>
      <text:p text:style-name="Text_20_body">One of the goals of the WOW project is to demonstrate the use of multiple programming languages in the context of a moderate sized, realistic program. The WOW server has been chosen as the vehicle for this demonstration. Thus the server has been implemented in several languages, and each implementation can serve as a kind of “hot” tutorial for future SoSE programmers interested in learning one of the implementation languages.</text:p>
      <text:p text:style-name="Text_20_body">Different programming languages have different strengths, weaknesses, and design philosophies. It is reasonable and appropriate for the different implementations of the WOW server to have different designs in order to take advantage the implementation language's best features. This document describes the design of the Ada WOW server in detail. Note that the requirements imposed on all WOW servers are described elsewhere and are repeated here only in the context of the design decisions <text:soft-page-break/>made to support them.</text:p>
      <text:h text:style-name="Heading_20_4" text:outline-level="4">Connection Management</text:h>
      <text:p text:style-name="Text_20_body">TCP Servers can be <text:span text:style-name="Emphasis">iterative</text:span> or <text:span text:style-name="Emphasis">concurrent</text:span>. An iterative server only services one connection at a time, whereas a concurrent server can service multiple connections simultaneously. Iterative servers have a simpler design and are more robust against program errors, but they have obvious disadvantages. They are also rather fragile against denial of service attacks. In a protocol, such as the WOW protocol, where a client can connect and potentially wait an arbitrary length of time before interacting with the server, it is easy for an attacker to saturate an iterative server with bogus connections and thus prevent legitimate users from getting service.</text:p>
      <text:p text:style-name="Text_20_body">In contrast, a concurrent server with the ability to create connections in a fully dynamic way has the potential to handle a very large number of clients at once. However, an attacker can cause the server to consume a large number of host resources by making a vast number of bogus connections. In this case the entire host suffers and may become unusable, making it awkward for the administrator to correct the situation.</text:p>
      <text:p text:style-name="Text_20_body">Thus even a fully dynamic concurrent server should impose an upper bound on the number of simultaneous connections that it is willing to accept. The question becomes: what should that upper bound be? To answer this question we must consider the nature of the WOW protocol and its expected usage pattern. In general if connections are made to the server at a rate <text:span text:style-name="Emphasis">r</text:span> and last for an average amount of time <text:span text:style-name="Emphasis">T</text:span>, then the average number of simultaneous connections, the <text:span text:style-name="Emphasis">degree of concurrency</text:span>, is given by the formula <text:span text:style-name="Emphasis">d = rT</text:span>. In the case of WOW, each connection is of relatively short duration. This is because the connections consist of a single query which is answered by data held entirely in memory. Also the amount of data transmitted over the network in response to a client query is usually small. In addition the rate at which connections are made is expected to be small. The WOW user base is limited and even heavy users will probably not make more than a few connections per hour. Thus for the immediate future <text:span text:style-name="Emphasis">d</text:span> for a WOW server is probably very much less than 1.0 and the peak number of simultaneous connections is probably rarely, if ever, as high as two.</text:p>
      <text:p text:style-name="Text_20_body">These observations suggest that an iterative server would be adequate for WOW, disregarding the potential for denial of service attacks. In any case, the number of simultaneous connections could be bounded by a small integer while still allowing for significant growth in WOW's usage. Thus creating connections in a fully dynamic way may not be necessary. Instead a pool of preallocated connection handling tasks could be created with new connections being assigned to tasks in this pool as they arrive.</text:p>
      <text:p text:style-name="Text_20_body">Ada is a language used for high reliability programming and has features designed to make the act of programming less error prone. It is thus in keeping with Ada's philosophy to avoid unnecessary dynamic allocation where possible. The GNAT compiler does not provide garbage collection and thus any kind of dynamic allocation necessarily involves the use of <text:span text:style-name="Source_20_Text">Unchecked_Deallocation</text:span> and all its attendant risks. For this reason, together with the analysis above, the Ada WOW server statically preallocates a pool of connection handling tasks. There are currently eight of these tasks, but the number can be adjusted at compile time by changing the definition of <text:span text:style-name="Source_20_Text">Max_Connection_Count</text:span> in the specification of package <text:span text:style-name="Source_20_Text">Connection_Pool</text:span>.</text:p>
      <text:p text:style-name="Text_20_body">The server contains a watchdog task that monitors the average degree of concurrency and the maximum number of simultaneous connections. This information is logged periodically so that the WOW administrator can review it. <text:s/>Should these numbers begin to approach eight, the server can be recompiled with a larger <text:span text:style-name="Source_20_Text">Max_Connection_Count</text:span> or even switched over to a more dynamic <text:soft-page-break/>design. It is our prediction that this will not be necessary for a very long time, if ever.</text:p>
      <text:p text:style-name="Text_20_body">Using a small integer for the maximum number of simultaneous connections puts a small bound on the number of host resources the server will ever use. However, it does make it easy for an attacker to mount a denial of service against the server. To mitigate this risk somewhat the server puts an even smaller bound on the number of simultaneous connections it will accept from the same IP address. Thus an attacker would need to use multiple machines (or virtual machines) to mount a successful denial of service attack. By timing out inactive connections promptly, legitimate users should not be too adversely affected by this policy. In the current Ada WOW server no more than two connections at a time are accepted from the same IP address.</text:p>
      <text:h text:style-name="Heading_20_2" text:outline-level="2">Client</text:h>
      <text:p text:style-name="Text_20_body">Blah, blah, blah...</text:p>
      <text:h text:style-name="Heading_20_2" text:outline-level="2">Administrative Client</text:h>
      <text:p text:style-name="Text_20_body">Blah, blah, blah...</text:p>
      <text:h text:style-name="Heading_20_2" text:outline-level="2">Dr. WOW</text:h>
      <text:p text:style-name="Text_20_body">Blah, blah, bla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
  </meta:generator>
    <dc:title>Design</dc:title>
    <dc:creator>Peter Chapin</dc:creator>
    <dc:date>2008-10-17T22:41:06</dc:date>
    <meta:editing-cycles>3</meta:editing-cycles>
    <meta:editing-duration>PT11M38S</meta:editing-duration>
    <meta:template xlink:type="simple" xlink:actuate="onRequest" xlink:href="../WOW.odm" meta:date="2008-10-17T07:05:38"/>
    <meta:user-defined meta:name="Info 1"/>
    <meta:user-defined meta:name="Info 2"/>
    <meta:user-defined meta:name="Info 3"/>
    <meta:user-defined meta:name="Info 4"/>
    <meta:document-statistic meta:table-count="1" meta:image-count="1" meta:object-count="0" meta:page-count="8" meta:paragraph-count="177" meta:word-count="2552" meta:character-count="15047"/>
  </office:meta>
</office:document-meta>
</file>